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d02" officeooo:paragraph-rsid="001a7d0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7d02" officeooo:paragraph-rsid="001a7d0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5db0" officeooo:paragraph-rsid="001c5db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337a" officeooo:paragraph-rsid="001c337a" style:font-weight-asian="bold" style:font-weight-complex="bold"/>
    </style:style>
    <style:style style:name="P5" style:family="paragraph" style:parent-style-name="Standard">
      <style:text-properties style:text-underline-style="none" officeooo:rsid="001c337a" officeooo:paragraph-rsid="001c337a"/>
    </style:style>
    <style:style style:name="P6" style:family="paragraph" style:parent-style-name="Standard">
      <style:text-properties style:text-underline-style="none" officeooo:rsid="001c5db0" officeooo:paragraph-rsid="001c5db0"/>
    </style:style>
    <style:style style:name="T1" style:family="text">
      <style:text-properties officeooo:rsid="001c337a"/>
    </style:style>
    <style:style style:name="T2" style:family="text">
      <style:text-properties officeooo:rsid="001c5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iverable for Smart Park (EE)</text:p>
      <text:p text:style-name="P1">Alexander Chiem</text:p>
      <text:p text:style-name="P1">V636R529</text:p>
      <text:p text:style-name="P1"/>
      <text:p text:style-name="P2">Delivering What</text:p>
      <text:p text:style-name="P1"><text:s/>- A working power system (Primary)</text:p>
      <text:p text:style-name="P1"><text:s/>- Casing (Secondary)</text:p>
      <text:p text:style-name="P1"/>
      <text:p text:style-name="P3">Delivering How</text:p>
      <text:p text:style-name="P1">Power System – I will independently research a viable power system. <text:s/>I would like to focus on the rechargeable battery side so we could include a solar panel to recharge and/or condition the battery based on the temperature of the battery. <text:s/>As Dr. Ara mentioned, making use of a voltage regulator will most likely be required and I will also take a look on how to incorporate that as well. <text:s/>I would like to have this research done by the end of March so we can move onto testing it in a real world application.</text:p>
      <text:p text:style-name="P1"/>
      <text:p text:style-name="P1">Casing – <text:span text:style-name="T1">I will 3D print a casing that will have all the accommodations that our package requires. <text:s/>This will most likely </text:span><text:span text:style-name="T2">be a</text:span><text:span text:style-name="T1"> tentative design until a power system is chosen and decisions on </text:span><text:span text:style-name="T2">any other package modifications.</text:span></text:p>
      <text:p text:style-name="P1"/>
      <text:p text:style-name="P4">Delivering When</text:p>
      <text:p text:style-name="P5">Power System – Researching (Now – End of March)</text:p>
      <text:p text:style-name="P5">Power System – Deliberation and Procurement (April 1 – April 19)</text:p>
      <text:p text:style-name="P5">Power System – <text:span text:style-name="T2">Testing (As soon as items arrive)</text:span></text:p>
      <text:p text:style-name="P5"/>
      <text:p text:style-name="P6">Casing – Designing (Now – April 19)</text:p>
      <text:p text:style-name="P6">Casing – Testing and Fitment (As soon as all items arriv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4:32:26.426000000</dc:date>
    <meta:editing-duration>PT8M24S</meta:editing-duration>
    <meta:editing-cycles>1</meta:editing-cycles>
    <meta:document-statistic meta:table-count="0" meta:image-count="0" meta:object-count="0" meta:page-count="1" meta:paragraph-count="15" meta:word-count="194" meta:character-count="1140" meta:non-whitespace-character-count="945"/>
    <meta:generator>LibreOffice/7.3.0.3$Windows_X86_64 LibreOffice_project/0f246aa12d0eee4a0f7adcefbf7c878fc2238db3</meta:generator>
  </office:meta>
</office:document-meta>
</file>